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과몰입금지</text:p>
          </table:table-cell>
          <table:table-cell table:style-name="ce19" office:value-type="string" calcext:value-type="string">
            <text:p>Love Too Easily</text:p>
          </table:table-cell>
          <table:table-cell table:style-name="ce19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인터렉티브 무비</text:p>
          </table:table-cell>
          <table:table-cell table:style-name="ce19" office:value-type="string" calcext:value-type="string">
            <text:p>Monster Guide inc.</text:p>
          </table:table-cell>
          <table:table-cell table:style-name="ce19" office:value-type="string" calcext:value-type="string">
            <text:p>MediBang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난중설화</text:p>
          </table:table-cell>
          <table:table-cell table:style-name="ce19" office:value-type="string" calcext:value-type="string">
            <text:p>The Tales of Imjin War</text:p>
          </table:table-cell>
          <table:table-cell table:style-name="ce19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벨트스크롤 액션 RPG</text:p>
          </table:table-cell>
          <table:table-cell table:number-columns-repeated="2" table:style-name="ce19" office:value-type="string" calcext:value-type="string">
            <text:p>Devmaru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시의 일기</text:p>
          </table:table-cell>
          <table:table-cell table:style-name="ce19" office:value-type="string" calcext:value-type="string">
            <text:p>Diary of Lucie</text:p>
          </table:table-cell>
          <table:table-cell table:style-name="ce19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</text:p>
          </table:table-cell>
          <table:table-cell table:number-columns-repeated="2" table:style-name="ce19" office:value-type="string" calcext:value-type="string">
            <text:p>Parange Projec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</text:p>
          </table:table-cell>
          <table:table-cell table:style-name="ce19" office:value-type="string" calcext:value-type="string">
            <text:p>Monads</text:p>
          </table:table-cell>
          <table:table-cell table:style-name="ce19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 II</text:p>
          </table:table-cell>
          <table:table-cell table:style-name="ce19" office:value-type="string" calcext:value-type="string">
            <text:p>Monads II</text:p>
          </table:table-cell>
          <table:table-cell table:style-name="ce19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태솔로</text:p>
          </table:table-cell>
          <table:table-cell table:style-name="ce19" office:value-type="string" calcext:value-type="string">
            <text:p>Motesolo : No Girlfriend Since Birth</text:p>
          </table:table-cell>
          <table:table-cell table:style-name="ce19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인터렉티브 무비</text:p>
          </table:table-cell>
          <table:table-cell table:number-columns-repeated="2" table:style-name="ce19" office:value-type="string" calcext:value-type="string">
            <text:p>INDICAVA INTERACTIV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블루 웬즈데이</text:p>
          </table:table-cell>
          <table:table-cell table:style-name="ce19" office:value-type="string" calcext:value-type="string">
            <text:p>Blue Wednesday</text:p>
          </table:table-cell>
          <table:table-cell table:style-name="ce19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스토리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세븐데이즈 오리진</text:p>
          </table:table-cell>
          <table:table-cell table:style-name="ce19" office:value-type="string" calcext:value-type="string">
            <text:p>7Days Origins</text:p>
          </table:table-cell>
          <table:table-cell table:style-name="ce19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텍스트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엑스 인베이더</text:p>
          </table:table-cell>
          <table:table-cell table:style-name="ce19" office:value-type="string" calcext:value-type="string">
            <text:p>X Invader</text:p>
          </table:table-cell>
          <table:table-cell table:style-name="ce19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, 핵앤슬래시</text:p>
          </table:table-cell>
          <table:table-cell table:number-columns-repeated="2" table:style-name="ce19" office:value-type="string" calcext:value-type="string">
            <text:p>ALLAF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uff Knight Advanced</text:p>
          </table:table-cell>
          <table:table-cell table:style-name="ce19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2D, RPG</text:p>
          </table:table-cell>
          <table:table-cell table:number-columns-repeated="2" table:style-name="ce19" office:value-type="string" calcext:value-type="string">
            <text:p>Buff Studio Co.,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1인칭 공포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2D, 로그라이트, 횡스크롤 액션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퍼즐 RPG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2D, 미스테리 어드벤처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시뮬레이션, 어드벤처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도서관 배틀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괴물 관리, 로그라이트,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턴제, SRPG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생존, 기지건설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퍼즐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퍼즐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턴 기반 생존 RPG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The Callisto Protocol™</text:p>
          </table:table-cell>
          <table:table-cell table:style-name="ce19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SF, 생존, 공포, 3인칭 슈팅</text:p>
          </table:table-cell>
          <table:table-cell table:style-name="ce19" office:value-type="string" calcext:value-type="string">
            <text:p>Striking Distance Studios</text:p>
          </table:table-cell>
          <table:table-cell table:style-name="ce19" office:value-type="string" calcext:value-type="string">
            <text:p>KRAFTON,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8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61:list.C62" table:on-update-keep-styles="true" table:on-update-keep-size="false"/>
        <table:database-range table:name="__Anonymous_Sheet_DB__0" table:target-range-address="list.B2:list.H7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00/00/00</text:date>, <text:time style:data-style-name="N2" text:time-value="07:10:13.45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31T07:16:28.403000000</dc:date>
    <meta:editing-duration>PT9H52M38S</meta:editing-duration>
    <meta:editing-cycles>215</meta:editing-cycles>
    <meta:document-statistic meta:table-count="1" meta:cell-count="615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